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8.68mm"/>
    </style:style>
    <style:style style:name="co8" style:family="table-column">
      <style:table-column-properties fo:break-before="auto" style:column-width="64.17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3.25mm" fo:break-before="auto" style:use-optimal-row-height="true"/>
    </style:style>
    <style:style style:name="ro2" style:family="table-row">
      <style:table-row-properties style:row-height="4.1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SUMPRODUCT([.I5:.I8];[.B5:.B8])+SUMPRODUCT([.I5:.I8];[.G5:.G8])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 not in weeks 3&amp;4</text:p>
          </table:table-cell>
          <table:table-cell table:formula="of:=[.B7]+[.B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B in 4 then 2 also</text:p>
          </table:table-cell>
          <table:table-cell table:formula="of:=[.B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table:formula="of:=[.B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&amp;D in 1 and/or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table:formula="of:=[.G5]+[.G6]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3:37:10.665428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6-06-26T17:53:56.020260058</dc:date>
    <meta:editing-duration>P1DT12H51M45S</meta:editing-duration>
    <meta:editing-cycles>11</meta:editing-cycles>
    <meta:generator>LibreOffice/5.1.2.2$Linux_X86_64 LibreOffice_project/10m0$Build-2</meta:generator>
    <meta:document-statistic meta:table-count="3" meta:cell-count="147" meta:object-count="0"/>
  </office:meta>
</office:document-meta>
</file>